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2.3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8cm" fo:min-width="1.75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114cm" fo:min-width="2.5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8cm" fo:min-width="1.889cm" fo:padding-top="0.142cm" fo:padding-bottom="0.142cm" fo:padding-left="0.267cm" fo:padding-right="0.267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0.025cm" fo:min-width="3.26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3.02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158cm" fo:min-width="3.26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936cm" fo:min-width="4.797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574cm" fo:min-width="4.797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612cm" fo:min-width="5.998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868cm" svg:height="4.826cm" svg:x="0.688cm" svg:y="5.244cm">
          <text:p text:style-name="P1"><text:span text:style-name="T1">id</text:span></text:p>
          <text:p text:style-name="P1"><text:span text:style-name="T1">na</text:span><text:span text:style-name="T1">m</text:span><text:span text:style-name="T1">e</text:span></text:p>
          <text:p text:style-name="P1"><text:span text:style-name="T1">titl</text:span><text:span text:style-name="T1">e</text:span></text:p>
          <text:p text:style-name="P1"><text:span text:style-name="T1">de</text:span><text:span text:style-name="T1">sc</text:span><text:span text:style-name="T1">rip</text:span><text:span text:style-name="T1">tio</text:span><text:span text:style-name="T1">n</text:span></text:p>
          <text:p text:style-name="P1"><text:span text:style-name="T1">im</text:span><text:span text:style-name="T1">ag</text:span><text:span text:style-name="T1">e</text:span></text:p>
          <text:p text:style-name="P1"><text:span text:style-name="T1">is</text:span><text:span text:style-name="T1">_a</text:span><text:span text:style-name="T1">cti</text:span><text:span text:style-name="T1">ve</text:span></text:p>
          <text:p text:style-name="P1"><text:span text:style-name="T1">ti</text:span><text:span text:style-name="T1">m</text:span><text:span text:style-name="T1">es</text:span><text:span text:style-name="T1">ta</text:span><text:span text:style-name="T1">m</text:span><text:span text:style-name="T1">p</text:span></text:p>
          <text:p text:style-name="P1"><text:span text:style-name="T1">so</text:span><text:span text:style-name="T1">ft</text:span><text:span text:style-name="T1">D</text:span><text:span text:style-name="T1">el</text:span><text:span text:style-name="T1">e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2cm" svg:height="4.064cm" svg:x="11.956cm" svg:y="5.842cm">
          <text:p text:style-name="P1"><text:span text:style-name="T1">id</text:span></text:p>
          <text:p text:style-name="P1"><text:span text:style-name="T1">na</text:span><text:span text:style-name="T1">m</text:span><text:span text:style-name="T1">e <text:s/></text:span></text:p>
          <text:p text:style-name="P1"><text:span text:style-name="T1">is</text:span><text:span text:style-name="T1">_a</text:span><text:span text:style-name="T1">cti</text:span><text:span text:style-name="T1">ve</text:span></text:p>
          <text:p text:style-name="P1"><text:span text:style-name="T1">se</text:span><text:span text:style-name="T1">cti</text:span><text:span text:style-name="T1">on</text:span><text:span text:style-name="T1">_i</text:span><text:span text:style-name="T1">d</text:span></text:p>
          <text:p text:style-name="P1"><text:span text:style-name="T1">ti</text:span><text:span text:style-name="T1">m</text:span><text:span text:style-name="T1">es</text:span><text:span text:style-name="T1">ta</text:span><text:span text:style-name="T1">m</text:span><text:span text:style-name="T1">p</text:span></text:p>
          <text:p text:style-name="P1"><text:span text:style-name="T1">so</text:span><text:span text:style-name="T1">ft</text:span><text:span text:style-name="T1">D</text:span><text:span text:style-name="T1">el</text:span><text:span text:style-name="T1">et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0.688cm" svg:y="4.228cm">
          <draw:text-box>
            <text:p><text:span text:style-name="T2">departments</text:span></text:p>
          </draw:text-box>
        </draw:frame>
        <draw:custom-shape draw:style-name="gr1" draw:text-style-name="P2" draw:layer="layout" svg:width="2.868cm" svg:height="4.826cm" svg:x="5.83cm" svg:y="5.498cm">
          <text:p text:style-name="P1"><text:span text:style-name="T1">id</text:span></text:p>
          <text:p text:style-name="P1"><text:span text:style-name="T1">name</text:span></text:p>
          <text:p text:style-name="P1"><text:span text:style-name="T1">department_id</text:span></text:p>
          <text:p text:style-name="P1"><text:span text:style-name="T1">is_active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6.338cm" svg:y="4.692cm">
          <draw:text-box>
            <text:p><text:span text:style-name="T2">sections</text:span></text:p>
          </draw:text-box>
        </draw:frame>
        <draw:line draw:style-name="gr4" draw:text-style-name="P4" draw:layer="layout" svg:x1="3.544cm" svg:y1="7.276cm" svg:x2="5.83cm" svg:y2="7.276cm">
          <text:p/>
        </draw:line>
        <draw:frame draw:style-name="gr5" draw:text-style-name="P5" draw:layer="layout" svg:width="1.016cm" svg:height="0.962cm" svg:x="3.544cm" svg:y="6.514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8.84cm" svg:y="6.314cm">
          <draw:text-box>
            <text:p><text:span text:style-name="T3">1</text:span></text:p>
          </draw:text-box>
        </draw:frame>
        <draw:frame draw:style-name="gr3" draw:text-style-name="P3" draw:layer="layout" svg:width="3.556cm" svg:height="0.806cm" svg:x="12.464cm" svg:y="4.782cm">
          <draw:text-box>
            <text:p><text:span text:style-name="T2">category</text:span></text:p>
          </draw:text-box>
        </draw:frame>
        <draw:custom-shape draw:style-name="gr6" draw:text-style-name="P2" draw:layer="layout" svg:width="3.054cm" svg:height="9.398cm" svg:x="16.752cm" svg:y="4.572cm">
          <text:p text:style-name="P1"><text:span text:style-name="T1">id</text:span></text:p>
          <text:p text:style-name="P1"><text:span text:style-name="T1">name</text:span></text:p>
          <text:p><text:span text:style-name="T1"><text:s text:c="3"/></text:span><text:span text:style-name="T1">descriptio</text:span><text:span text:style-name="T1">n</text:span></text:p>
          <text:p><text:span text:style-name="T1"><text:s text:c="7"/></text:span><text:span text:style-name="T1">code</text:span></text:p>
          <text:p text:style-name="P1"><text:span text:style-name="T1">Image1</text:span></text:p>
          <text:p text:style-name="P1"><text:span text:style-name="T1">Image2</text:span></text:p>
          <text:p text:style-name="P1"><text:span text:style-name="T1">image3</text:span></text:p>
          <text:p text:style-name="P1"><text:span text:style-name="T1">brand</text:span></text:p>
          <text:p text:style-name="P1"><text:span text:style-name="T1">model</text:span></text:p>
          <text:p text:style-name="P1"><text:span text:style-name="T1">size</text:span></text:p>
          <text:p text:style-name="P1"><text:span text:style-name="T1">use</text:span></text:p>
          <text:p text:style-name="P1"><text:span text:style-name="T1">is_active</text:span></text:p>
          <text:p text:style-name="P1"><text:span text:style-name="T1">price</text:span></text:p>
          <text:p text:style-name="P1"><text:span text:style-name="T1">stock</text:span></text:p>
          <text:p text:style-name="P1"><text:span text:style-name="T1">bargain</text:span></text:p>
          <text:p text:style-name="P1"><text:span text:style-name="T1">new_colle</text:span><text:span text:style-name="T1">ction</text:span></text:p>
          <text:p text:style-name="P1"><text:span text:style-name="T1">category_i</text:span><text:span text:style-name="T1">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17.26cm" svg:y="3.766cm">
          <draw:text-box>
            <text:p><text:span text:style-name="T2">articles</text:span></text:p>
          </draw:text-box>
        </draw:frame>
        <draw:line draw:style-name="gr4" draw:text-style-name="P4" draw:layer="layout" svg:x1="8.654cm" svg:y1="7.366cm" svg:x2="12.024cm" svg:y2="7.366cm">
          <text:p/>
        </draw:line>
        <draw:line draw:style-name="gr4" draw:text-style-name="P4" draw:layer="layout" svg:x1="14.212cm" svg:y1="7.366cm" svg:x2="16.752cm" svg:y2="7.366cm">
          <text:p/>
        </draw:line>
        <draw:frame draw:style-name="gr5" draw:text-style-name="P5" draw:layer="layout" svg:width="1.016cm" svg:height="0.962cm" svg:x="14.212cm" svg:y="6.35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4.882cm" svg:y="6.314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0.94cm" svg:y="6.3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5.736cm" svg:y="6.35cm">
          <draw:text-box>
            <text:p><text:span text:style-name="T3">N</text:span></text:p>
          </draw:text-box>
        </draw:frame>
        <draw:custom-shape draw:style-name="gr7" draw:text-style-name="P2" draw:layer="layout" svg:width="2.423cm" svg:height="4.064cm" svg:x="22.247cm" svg:y="5.851cm">
          <text:p text:style-name="P1"><text:span text:style-name="T1">id</text:span></text:p>
          <text:p text:style-name="P1"><text:span text:style-name="T1"><text:s/></text:span></text:p>
          <text:p text:style-name="P1"><text:span text:style-name="T1">is_active</text:span></text:p>
          <text:p text:style-name="P1"><text:span text:style-name="T1">section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9.803cm" svg:y1="7.375cm" svg:x2="22.343cm" svg:y2="7.375cm">
          <text:p/>
        </draw:line>
        <draw:frame draw:style-name="gr5" draw:text-style-name="P5" draw:layer="layout" svg:width="1.016cm" svg:height="0.962cm" svg:x="19.803cm" svg:y="6.359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21.427cm" svg:y="6.359cm">
          <draw:text-box>
            <text:p><text:span text:style-name="T3">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9" draw:text-style-name="P2" draw:layer="layout" svg:width="3.801cm" svg:height="10.309cm" draw:transform="skewX (0.00436332312998582) translate (13.217cm 2.899cm)">
          <text:p text:style-name="P1"><text:span text:style-name="T1">id</text:span></text:p>
          <text:p text:style-name="P1"><text:span text:style-name="T1">name</text:span></text:p>
          <text:p text:style-name="P1"><text:span text:style-name="T1">lastname</text:span></text:p>
          <text:p text:style-name="P1"><text:span text:style-name="T1">password</text:span></text:p>
          <text:p text:style-name="P1"><text:span text:style-name="T1">role_id</text:span></text:p>
          <text:p text:style-name="P1"><text:span text:style-name="T1">id_type</text:span></text:p>
          <text:p text:style-name="P1"><text:span text:style-name="T1">id_number</text:span></text:p>
          <text:p text:style-name="P1"><text:span text:style-name="T1">email</text:span></text:p>
          <text:p text:style-name="P1"><text:span text:style-name="T1">email_verified_</text:span><text:span text:style-name="T1">at</text:span></text:p>
          <text:p text:style-name="P1"><text:span text:style-name="T1">mobil_phone_</text:span><text:span text:style-name="T1">code</text:span></text:p>
          <text:p text:style-name="P1"><text:span text:style-name="T1">mobil_phone</text:span></text:p>
          <text:p text:style-name="P1"><text:span text:style-name="T1">area_code</text:span></text:p>
          <text:p text:style-name="P1"><text:span text:style-name="T1">phone_number</text:span></text:p>
          <text:p text:style-name="P1"><text:span text:style-name="T1">address1</text:span></text:p>
          <text:p text:style-name="P1"><text:span text:style-name="T1">address2</text:span></text:p>
          <text:p text:style-name="P1"><text:span text:style-name="T1">city</text:span></text:p>
          <text:p text:style-name="P1"><text:span text:style-name="T1">state</text:span></text:p>
          <text:p text:style-name="P1"><text:span text:style-name="T1">zip_code</text:span></text:p>
          <text:p text:style-name="P1"><text:span text:style-name="T1">Timestamp</text:span></text:p>
          <text:p text:style-name="P1"><text:span text:style-name="T1">remenberToke</text:span><text:span text:style-name="T1">n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14.233cm" svg:y="2.032cm">
          <draw:text-box>
            <text:p><text:span text:style-name="T2">user</text:span></text:p>
          </draw:text-box>
        </draw:frame>
        <draw:custom-shape draw:style-name="gr10" draw:text-style-name="P2" draw:layer="layout" svg:width="3.556cm" svg:height="4.826cm" svg:x="5.334cm" svg:y="5.253cm"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>role_name</text:span></text:p>
          <text:p text:style-name="P1"><text:span text:style-name="T1">timestam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5.334cm" svg:y="4.447cm">
          <draw:text-box>
            <text:p><text:span text:style-name="T2">role</text:span></text:p>
          </draw:text-box>
        </draw:frame>
        <draw:line draw:style-name="gr4" draw:text-style-name="P4" draw:layer="layout" svg:x1="8.89cm" svg:y1="7.112cm" svg:x2="13.217cm" svg:y2="7.112cm">
          <text:p/>
        </draw:line>
        <draw:frame draw:style-name="gr5" draw:text-style-name="P5" draw:layer="layout" svg:width="1.016cm" svg:height="0.962cm" svg:x="12.201cm" svg:y="6.1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9.153cm" svg:y="6.15cm">
          <draw:text-box>
            <text:p><text:span text:style-name="T3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1" draw:text-style-name="P2" draw:layer="layout" svg:width="3.801cm" svg:height="3.442cm" draw:transform="skewX (0.00436332312998582) translate (6.352cm 3.5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Httpurl</text:span></text:p>
          <text:p text:style-name="P1"><text:span text:style-name="T1">imag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6.571cm" svg:y="2.54cm">
          <draw:text-box>
            <text:p><text:span text:style-name="T2">advertisings</text:span></text:p>
          </draw:text-box>
        </draw:frame>
        <draw:custom-shape draw:style-name="gr12" draw:text-style-name="P2" draw:layer="layout" svg:width="5.331cm" svg:height="5.22cm" draw:transform="skewX (0.00436332312998582) translate (6.343cm 3.565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advertisin</text:span><text:span text:style-name="T1">g_header</text:span></text:p>
          <text:p text:style-name="P1"><text:span text:style-name="T1">image_he</text:span><text:span text:style-name="T1">ader</text:span></text:p>
          <text:p text:style-name="P1"><text:span text:style-name="T1">bargain_h</text:span><text:span text:style-name="T1">eader</text:span></text:p>
          <text:p text:style-name="P1"><text:span text:style-name="T1">new_colle</text:span><text:span text:style-name="T1">ction_hea</text:span><text:span text:style-name="T1">der</text:span></text:p>
          <text:p text:style-name="P1"><text:span text:style-name="T1">Timestam</text:span><text:span text:style-name="T1">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6.35cm" svg:height="1.361cm" svg:x="16.002cm" svg:y="2.286cm">
          <draw:text-box>
            <text:p><text:span text:style-name="T2">aside_ad</text:span><text:span text:style-name="T2">vertisings</text:span></text:p>
          </draw:text-box>
        </draw:frame>
        <draw:custom-shape draw:style-name="gr12" draw:text-style-name="P2" draw:layer="layout" svg:width="5.331cm" svg:height="5.22cm" draw:transform="skewX (0.00436332312998582) translate (15.243cm 3.5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advertising_image</text:span></text:p>
          <text:p text:style-name="P1"><text:span text:style-name="T1">advertising_text</text:span></text:p>
          <text:p text:style-name="P1"><text:span text:style-name="T1">advertising_url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3.556cm" svg:height="0.806cm" svg:x="10.155cm" svg:y="3.005cm">
          <draw:text-box>
            <text:p><text:span text:style-name="T2">pedido</text:span></text:p>
          </draw:text-box>
        </draw:frame>
        <draw:custom-shape draw:style-name="gr14" draw:text-style-name="P2" draw:layer="layout" svg:width="5.331cm" svg:height="6.858cm" draw:transform="skewX (0.00436332312998582) translate (9.401cm 4.064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Numero de pedido</text:span></text:p>
          <text:p text:style-name="P1"><text:span text:style-name="T1">id_user</text:span></text:p>
          <text:p text:style-name="P1"><text:span text:style-name="T1">id_product</text:span></text:p>
          <text:p text:style-name="P1"><text:span text:style-name="T1">product_name</text:span></text:p>
          <text:p text:style-name="P1"><text:span text:style-name="T1">Price</text:span></text:p>
          <text:p text:style-name="P7"><text:span text:style-name="T1">address1</text:span></text:p>
          <text:p text:style-name="P7"><text:span text:style-name="T1">address2</text:span></text:p>
          <text:p text:style-name="P7"><text:span text:style-name="T1">city</text:span></text:p>
          <text:p text:style-name="P1"><text:span text:style-name="T1">State</text:span></text:p>
          <text:p text:style-name="P1"><text:span text:style-name="T1">zip_cod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409cm" svg:height="0.806cm" svg:x="2.941cm" svg:y="3.766cm">
          <draw:text-box>
            <text:p><text:span text:style-name="T2">user</text:span></text:p>
          </draw:text-box>
        </draw:frame>
        <draw:custom-shape draw:style-name="gr15" draw:text-style-name="P2" draw:layer="layout" svg:width="2.536cm" svg:height="1.27cm" draw:transform="skewX (0.00471238898038469) translate (2.546cm 4.6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536cm" svg:height="1.27cm" draw:transform="skewX (0.00471238898038469) translate (2.546cm 9.1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3.048cm" svg:y="8.084cm">
          <draw:text-box>
            <text:p><text:span text:style-name="T2">product</text:span></text:p>
          </draw:text-box>
        </draw:frame>
        <draw:line draw:style-name="gr4" draw:text-style-name="P4" draw:layer="layout" svg:x1="5.19cm" svg:y1="5.487cm" svg:x2="9.517cm" svg:y2="5.487cm">
          <text:p/>
        </draw:line>
        <draw:frame draw:style-name="gr5" draw:text-style-name="P5" draw:layer="layout" svg:width="1.016cm" svg:height="0.962cm" svg:x="8.501cm" svg:y="4.52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5.453cm" svg:y="4.525cm">
          <draw:text-box>
            <text:p><text:span text:style-name="T3">1</text:span></text:p>
          </draw:text-box>
        </draw:frame>
        <draw:line draw:style-name="gr4" draw:text-style-name="P4" draw:layer="layout" svg:x1="5.09cm" svg:y1="10.087cm" svg:x2="9.417cm" svg:y2="10.087cm">
          <text:p/>
        </draw:line>
        <draw:frame draw:style-name="gr5" draw:text-style-name="P5" draw:layer="layout" svg:width="1.016cm" svg:height="0.962cm" svg:x="8.401cm" svg:y="9.12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5.353cm" svg:y="9.125cm">
          <draw:text-box>
            <text:p><text:span text:style-name="T3">N</text:span></text:p>
          </draw:text-box>
        </draw:frame>
        <draw:frame draw:style-name="gr3" draw:text-style-name="P3" draw:layer="layout" svg:width="3.556cm" svg:height="0.806cm" svg:x="17.864cm" svg:y="3.015cm">
          <draw:text-box>
            <text:p><text:span text:style-name="T2">venta</text:span></text:p>
          </draw:text-box>
        </draw:frame>
        <draw:custom-shape draw:style-name="gr16" draw:text-style-name="P2" draw:layer="layout" svg:width="6.532cm" svg:height="9.896cm" draw:transform="skewX (0.00436332312998582) translate (17.852cm 4.074cm)">
          <text:p text:style-name="P1"><text:span text:style-name="T1"/></text:p>
          <text:p text:style-name="P1"><text:span text:style-name="T1">Id</text:span></text:p>
          <text:p text:style-name="P1"><text:span text:style-name="T1">Numero de pedido</text:span></text:p>
          <text:p text:style-name="P1"><text:span text:style-name="T1">Numero de factura</text:span></text:p>
          <text:p text:style-name="P1"><text:span text:style-name="T1">Nombre del banco receptor</text:span></text:p>
          <text:p text:style-name="P1"><text:span text:style-name="T1">Fecha de pago</text:span></text:p>
          <text:p text:style-name="P1"><text:span text:style-name="T1">Numero de transaccion bancaria</text:span></text:p>
          <text:p text:style-name="P1"><text:span text:style-name="T1">Tipo de pago</text:span></text:p>
          <text:p text:style-name="P1"><text:span text:style-name="T1">Nombre del banco de envio</text:span></text:p>
          <text:p text:style-name="P1"><text:span text:style-name="T1">Numero de cheque</text:span></text:p>
          <text:p text:style-name="P1"><text:span text:style-name="T1">Pago liberado</text:span></text:p>
          <text:p text:style-name="P1"><text:span text:style-name="T1">id_user</text:span></text:p>
          <text:p text:style-name="P1"><text:span text:style-name="T1">id_product</text:span></text:p>
          <text:p text:style-name="P1"><text:span text:style-name="T1">product_name</text:span></text:p>
          <text:p text:style-name="P1"><text:span text:style-name="T1">Price</text:span></text:p>
          <text:p text:style-name="P7"><text:span text:style-name="T1">address1</text:span></text:p>
          <text:p text:style-name="P7"><text:span text:style-name="T1">address2</text:span></text:p>
          <text:p text:style-name="P7"><text:span text:style-name="T1">city</text:span></text:p>
          <text:p text:style-name="P1"><text:span text:style-name="T1">State</text:span></text:p>
          <text:p text:style-name="P1"><text:span text:style-name="T1">zip_cod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732cm" svg:y1="7.366cm" svg:x2="17.809cm" svg:y2="7.366cm">
          <text:p/>
        </draw:line>
        <draw:frame draw:style-name="gr5" draw:text-style-name="P5" draw:layer="layout" svg:width="1.016cm" svg:height="0.962cm" svg:x="14.732cm" svg:y="6.404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16.793cm" svg:y="6.15cm">
          <draw:text-box>
            <text:p><text:span text:style-name="T3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0:22:26.498354657</meta:creation-date>
    <dc:date>2020-05-15T09:26:32.852068068</dc:date>
    <meta:editing-duration>PT15H40M28S</meta:editing-duration>
    <meta:editing-cycles>37</meta:editing-cycles>
    <meta:generator>LibreOffice/6.0.7.3$Linux_X86_64 LibreOffice_project/00m0$Build-3</meta:generator>
    <meta:document-statistic meta:object-count="79"/>
  </office:meta>
</office:document-meta>
</file>